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mazon Ember" svg:font-family="'Amazon Ember', Arial, sans-serif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70d73" style:font-size-asian="12pt" style:font-size-complex="12pt"/>
    </style:style>
    <style:style style:name="P3" style:family="paragraph" style:parent-style-name="Heading_20_3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paragraph-rsid="00170d73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191cb2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9e820" officeooo:paragraph-rsid="0019e820" style:font-size-asian="12pt" style:font-size-complex="12pt"/>
    </style:style>
    <style:style style:name="P9" style:family="paragraph" style:parent-style-name="Standard" style:list-style-name="L2">
      <style:text-properties officeooo:paragraph-rsid="0019e820"/>
    </style:style>
    <style:style style:name="P10" style:family="paragraph" style:parent-style-name="Table_20_Contents">
      <style:text-properties style:font-name="Liberation Serif" fo:font-size="12pt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191cb2" officeooo:paragraph-rsid="00191cb2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9e820" officeooo:paragraph-rsid="0019e820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acb18" officeooo:paragraph-rsid="001acb18" style:font-size-asian="12pt" style:font-size-complex="12pt"/>
    </style:style>
    <style:style style:name="P14" style:family="paragraph" style:parent-style-name="Table_20_Contents" style:list-style-name="L2">
      <style:text-properties fo:font-variant="normal" fo:text-transform="none" fo:color="#111111" style:font-name="Liberation Serif" fo:font-size="12pt" fo:letter-spacing="normal" fo:font-style="normal" fo:font-weight="normal" officeooo:paragraph-rsid="001acb18" style:font-name-asian="NSimSun" style:font-size-asian="12pt" style:font-weight-asian="bold" style:font-name-complex="Arial1" style:font-size-complex="12pt" style:font-weight-complex="bold"/>
    </style:style>
    <style:style style:name="P15" style:family="paragraph" style:parent-style-name="Table_20_Contents">
      <style:text-properties fo:font-variant="normal" fo:text-transform="none" fo:color="#111111" style:font-name="Liberation Serif" fo:font-size="12pt" fo:letter-spacing="normal" fo:font-style="normal" fo:font-weight="normal" officeooo:paragraph-rsid="001acb18" style:font-name-asian="NSimSun" style:font-size-asian="12pt" style:font-weight-asian="bold" style:font-name-complex="Arial1" style:font-size-complex="12pt" style:font-weight-complex="bold"/>
    </style:style>
    <style:style style:name="P16" style:family="paragraph" style:parent-style-name="Table_20_Contents" style:list-style-name="L2">
      <style:text-properties officeooo:paragraph-rsid="001acb18"/>
    </style:style>
    <style:style style:name="T1" style:family="text">
      <style:text-properties fo:font-variant="normal" fo:text-transform="none" fo:color="#111111" fo:letter-spacing="normal" fo:font-style="normal" fo:font-weight="normal"/>
    </style:style>
    <style:style style:name="T2" style:family="text">
      <style:text-properties fo:font-variant="normal" fo:text-transform="none" fo:color="#111111" style:font-name="Liberation Serif" fo:font-size="12pt" fo:letter-spacing="normal" fo:font-style="normal" fo:font-weight="normal" officeooo:rsid="0019e820" style:font-name-asian="NSimSun" style:font-size-asian="12pt" style:font-weight-asian="bold" style:font-name-complex="Arial1" style:font-size-complex="12pt" style:font-weight-complex="bold"/>
    </style:style>
    <style:style style:name="T3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000080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19e820" style:font-name-asian="NSimSun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T5" style:family="text">
      <style:text-properties style:font-name="Liberation Serif" fo:font-size="12pt" officeooo:rsid="0019e820" style:font-size-asian="12pt" style:font-size-complex="12pt"/>
    </style:style>
    <style:style style:name="T6" style:family="text">
      <style:text-properties style:font-name="Liberation Serif" officeooo:rsid="0019e820"/>
    </style:style>
    <style:style style:name="T7" style:family="text">
      <style:text-properties fo:color="#333333" style:font-name="Arial" fo:font-size="9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2.2. Realiza una tabla comparativa que analice diferentes tipos y modelos de SAIs existentes en el mercado teniendo en cuenta el tiempo extra que proporcionan, si protegen contra picos de tensión, el número de equipos que se pueden conectar y el precio. Teniendo en cuenta estos parámetros, decide el SAI a comprar para:<text:tab/></text:p>
      <text:list xml:id="list2369312353" text:style-name="L1">
        <text:list-item>
          <text:p text:style-name="P6">Un ordenador personal para un casa.</text:p>
        </text:list-item>
        <text:list-item>
          <text:p text:style-name="P5">Un servidor de un centro pequeño como un instituto.</text:p>
        </text:list-item>
        <text:list-item>
          <text:p text:style-name="P5">Un CPD con 10 servidores.</text:p>
        </text:list-item>
      </text:list>
      <text:p text:style-name="P1">Si para el ordenador personal consideras que los SAIS en línea serían demasiado caros, indica a su vez otros dispositivos que puedan proteger un equipo de subidas o bajadas de tensión.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 table:number-columns-repeated="2"/>
        <table:table-row>
          <table:table-cell table:style-name="Tabla1.A1" office:value-type="string">
            <text:p text:style-name="P11">Para:</text:p>
          </table:table-cell>
          <table:table-cell table:style-name="Tabla1.A1" office:value-type="string">
            <text:p text:style-name="P11">Modelo</text:p>
          </table:table-cell>
          <table:table-cell table:style-name="Tabla1.A1" office:value-type="string">
            <text:p text:style-name="P11">Tiempo extra</text:p>
          </table:table-cell>
          <table:table-cell table:style-name="Tabla1.A1" office:value-type="string">
            <text:p text:style-name="P11">Protección contra picos</text:p>
          </table:table-cell>
          <table:table-cell table:style-name="Tabla1.A1" office:value-type="string">
            <text:p text:style-name="P11">N.º Equipos conectables</text:p>
          </table:table-cell>
          <table:table-cell table:style-name="Tabla1.F1" office:value-type="string">
            <text:p text:style-name="P11">Precio</text:p>
          </table:table-cell>
        </table:table-row>
        <table:table-row>
          <table:table-cell table:style-name="Tabla1.A2" office:value-type="string">
            <text:p text:style-name="P7">Un ordenador personal para un casa.</text:p>
          </table:table-cell>
          <table:table-cell table:style-name="Tabla1.A2" office:value-type="string">
            <text:h text:style-name="P3" text:outline-level="3"><text:span text:style-name="T1">NGS UPS FORTRESS 900 V2</text:span></text:h>
          </table:table-cell>
          <table:table-cell table:style-name="Tabla1.A2" office:value-type="string">
            <text:p text:style-name="P12">5-10min</text:p>
          </table:table-cell>
          <table:table-cell table:style-name="Tabla1.A2" office:value-type="string">
            <text:p text:style-name="P12">Si</text:p>
          </table:table-cell>
          <table:table-cell table:style-name="Tabla1.A2" office:value-type="string">
            <text:p text:style-name="P12">2</text:p>
          </table:table-cell>
          <table:table-cell table:style-name="Tabla1.F2" office:value-type="string">
            <text:p text:style-name="P12">38,99€</text:p>
          </table:table-cell>
        </table:table-row>
        <table:table-row>
          <table:table-cell table:style-name="Tabla1.A2" office:value-type="string">
            <text:p text:style-name="P7">Un servidor de un centro pequeño como un instituto.</text:p>
          </table:table-cell>
          <table:table-cell table:style-name="Tabla1.A2" office:value-type="string">
            <text:p text:style-name="P15">APC BACK-UPS 1400VA, 230V, AVR, Schuko Sockets </text:p>
          </table:table-cell>
          <table:table-cell table:style-name="Tabla1.A2" office:value-type="string">
            <text:p text:style-name="P13">11-24 min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3">4</text:p>
          </table:table-cell>
          <table:table-cell table:style-name="Tabla1.F2" office:value-type="string">
            <text:p text:style-name="P13">137,81€</text:p>
          </table:table-cell>
        </table:table-row>
        <table:table-row>
          <table:table-cell table:style-name="Tabla1.A2" office:value-type="string">
            <text:p text:style-name="P7">Un CPD con 10 servidores.</text:p>
          </table:table-cell>
          <table:table-cell table:style-name="Tabla1.A2" office:value-type="string">
            <text:p text:style-name="P10">PC Back-UPS PRO, BR1500GI</text:p>
          </table:table-cell>
          <table:table-cell table:style-name="Tabla1.A2" office:value-type="string">
            <text:p text:style-name="P13">//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3">10</text:p>
          </table:table-cell>
          <table:table-cell table:style-name="Tabla1.F2" office:value-type="string">
            <text:p text:style-name="P13">385€</text:p>
          </table:table-cell>
        </table:table-row>
      </table:table>
      <text:p text:style-name="P1"/>
      <text:p text:style-name="P8">Enlaces:</text:p>
      <text:list xml:id="list2677479813" text:style-name="L2">
        <text:list-item>
          <text:p text:style-name="P9"><text:a xlink:type="simple" xlink:href="https://www.amazon.es/NGS-FORTRESS900V2-Sistema-alimentación-ininterrumpida/dp/B01M3SHOFR/ref=sr_1_3?__mk_es_ES=ÅMÅŽÕÑ&amp;crid=3NGJLANCUZQIN&amp;keywords=sai&amp;qid=1570284485&amp;s=electronics&amp;sprefix=sai+%2Caps%2C196&amp;sr=1-3" text:style-name="Internet_20_link" text:visited-style-name="Visited_20_Internet_20_Link"><text:span text:style-name="T5">NGS FORTRESS 900 V2</text:span></text:a></text:p>
        </text:list-item>
        <text:list-item>
          <text:p text:style-name="P14"><text:a xlink:type="simple" xlink:href="https://www.amazon.es/APC-BX1400U-GR-Back-UPS-1400VA-ininterrumpida/dp/B00T7BYMTS/ref=sr_1_1?__mk_es_ES=ÅMÅŽÕÑ&amp;keywords=sai&amp;qid=1570285196&amp;refinements=p_36%3A1323858031&amp;rnid=1323854031&amp;s=electronics&amp;smid=A1AT7YVPFBWXBL&amp;sr=1-1" text:style-name="Internet_20_link" text:visited-style-name="Visited_20_Internet_20_Link"><text:span text:style-name="T6">APC BACK-UPS 1400VA, 230V, AVR, Schuko Sockets</text:span></text:a></text:p>
        </text:list-item>
        <text:list-item>
          <text:p text:style-name="P16"><text:a xlink:type="simple" xlink:href="https://www.amazon.es/Schneider-Electric-BR1500GI-Saving-Back-Ups/dp/B0041MP81Y/ref=sr_1_5?__mk_es_ES=ÅMÅŽÕÑ&amp;keywords=sai+para+servidor&amp;qid=1570284764&amp;s=electronics&amp;sr=1-5" text:style-name="Internet_20_link" text:visited-style-name="Visited_20_Internet_20_Link"><text:span text:style-name="T4">PC Back-UPS PRO, BR1500GI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mazon Ember" svg:font-family="'Amazon Ember', Arial, sans-serif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10-03T11:42:03.451881289</meta:creation-date>
    <dc:date>2019-10-05T16:24:53.633000000</dc:date>
    <meta:editing-duration>PT17M45S</meta:editing-duration>
    <meta:editing-cycles>4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33" meta:word-count="186" meta:character-count="1048" meta:non-whitespace-character-count="899"/>
  </office:meta>
</office:document-meta>
</file>